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ny" style:master-page-name="MP0" style:family="paragraph">
      <style:paragraph-properties fo:break-before="page"/>
    </style:style>
  </office:automatic-styles>
  <office:body>
    <office:text text:use-soft-page-breaks="true">
      <text:p text:style-name="P1">GitHub:</text:p>
      <text:p text:style-name="Normalny">- wroking area (folder na dysku)</text:p>
      <text:p text:style-name="Normalny">- staging area (github sledzi go)</text:p>
      <text:p text:style-name="Normalny">- repository (na serwie)</text:p>
      <text:p text:style-name="Normalny">Komendy:</text:p>
      <text:p text:style-name="Normalny">-git status – status</text:p>
      <text:p text:style-name="Normalny">- git diff – roznica pomiędzy wersjami na dysku a wersjami w repozytorium</text:p>
      <text:p text:style-name="Normalny">- git diff –staged <text:s/>- roznica pomiędzy plikami w staging area a plikami w repozytorium</text:p>
      <text:p text:style-name="Normalny">- git add . – dodaje wszystkie zmienione pliki z dysku do staging area</text:p>
      <text:p text:style-name="Normalny">- git commit -m ‘’Tekst’’ – dodanie pliku z staging area do repozytorium z komentarzem</text:p>
      <text:p text:style-name="Normalny">Usuwanie plików:</text:p>
      <text:p text:style-name="Normalny">- git rm [nazwa_pliku_z_rozszerzniem] – usuwa plik z repozytorium i dysku lecz repozytorium go pamięta</text:p>
      <text:p text:style-name="Normalny">- po wpisaniu status jest info o pliku usuniętym<text:s/>(snapshoot)</text:p>
      <text:p text:style-name="Normalny">Renaming and moving files:</text:p>
      <text:p text:style-name="Normalny">- git mv [name_1] [name_2] – renaming first file to second file</text:p>
      <text:p text:style-name="Normalny">- git mv [file_name] [folder] – moving file</text:p>
      <text:p text:style-name="Normalny">- git mv [file_name] [folder/new_file_name] – renaming and moving</text:p>
      <text:p text:style-name="Normalny">- git init – initialize repository</text:p>
      <text:p text:style-name="Normalny">- git commit -am „tekst” – updates all files from disk to repository skipping staging area, do not use when one file changing only for whole project</text:p>
      <text:p text:style-name="Normalny">- git chceckout – [nazwa_pliku]<text:s/>–<text:s/>taking files from the repository to our pc</text:p>
      <text:p text:style-name="Normalny">- git reset HEAD [nazwa_pliku] – removing from staging area to working copy</text:p>
      <text:p text:style-name="Normalny">- git checkout [commit_numer] – pobranie odpowiedniej wersji</text:p>
      <text:p text:style-name="Normalny">- git push<text:s/>-u<text:s/></text:p>
      <text:p text:style-name="Normalny">- git fetch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language="pl" fo:country="PL" fo:hyphenate="false"/>
    </style:style>
    <style:style style:name="Domyślnaczcionkaakapitu" style:display-name="Domyślna czcionka akapitu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uchlik Marcin</meta:initial-creator>
    <dc:creator>Puchlik Marcin</dc:creator>
    <meta:creation-date>2016-03-20T15:03:00Z</meta:creation-date>
    <dc:date>2016-03-20T16:33:00Z</dc:date>
    <meta:template xlink:href="Normal" xlink:type="simple"/>
    <meta:editing-cycles>1</meta:editing-cycles>
    <meta:editing-duration>PT5400S</meta:editing-duration>
    <meta:document-statistic meta:page-count="1" meta:paragraph-count="2" meta:word-count="179" meta:character-count="1254" meta:row-count="8" meta:non-whitespace-character-count="1077"/>
  </office:meta>
</office:document-meta>
</file>